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% Simulation of the Boomerang Node in THE FIELD</text:p>
      <text:p text:style-name="Standard"/>
      <text:p text:style-name="Standard">% Parameters</text:p>
      <text:p text:style-name="Standard">L = 10; <text:s text:c="8"/>% Spatial domain length (space amplitude)</text:p>
      <text:p text:style-name="Standard">T = 10; <text:s text:c="8"/>% Temporal domain length (time longitude)</text:p>
      <text:p text:style-name="Standard">Nx = 200; <text:s text:c="6"/>% Number of spatial points</text:p>
      <text:p text:style-name="Standard">Nt = 200; <text:s text:c="6"/>% Number of temporal points</text:p>
      <text:p text:style-name="Standard">k = 2 * pi / 5; % Wave number (spatial frequency)</text:p>
      <text:p text:style-name="Standard">omega = 2 * pi / T; % Angular frequency (temporal oscillations)</text:p>
      <text:p text:style-name="Standard"/>
      <text:p text:style-name="Standard">x = linspace(0, L, Nx); % Space grid</text:p>
      <text:p text:style-name="Standard">t = linspace(0, T, Nt); % Time grid</text:p>
      <text:p text:style-name="Standard">[X, T_grid] = meshgrid(x, t); % Create 2D grid for space and time</text:p>
      <text:p text:style-name="Standard"/>
      <text:p text:style-name="Standard">% Define the boomerang energy node as a localized oscillator</text:p>
      <text:p text:style-name="Standard">A = exp(-((X - L/2).^2) / (2 * (L/10)^2)); % Amplitude envelope (localized)</text:p>
      <text:p text:style-name="Standard">E_boomerang = A .* sin(k * X - omega * T_grid); % Energy density of the boomerang</text:p>
      <text:p text:style-name="Standard"/>
      <text:p text:style-name="Standard">% Define the background FIELD oscillation</text:p>
      <text:p text:style-name="Standard">E_field = 0.5 * sin(k * X + omega * T_grid); % Background oscillatory field</text:p>
      <text:p text:style-name="Standard"/>
      <text:p text:style-name="Standard">% Total FIELD energy</text:p>
      <text:p text:style-name="Standard">E_total = E_boomerang + E_field;</text:p>
      <text:p text:style-name="Standard"/>
      <text:p text:style-name="Standard">% Plot the energy redistribution over space and time</text:p>
      <text:p text:style-name="Standard">figure;</text:p>
      <text:p text:style-name="Standard">surf(x, t, E_total, 'EdgeColor', 'none');</text:p>
      <text:p text:style-name="Standard">view(2);</text:p>
      <text:p text:style-name="Standard">colorbar;</text:p>
      <text:p text:style-name="Standard">colormap(jet);</text:p>
      <text:p text:style-name="Standard">title('Energy Density in THE FIELD with Boomerang Node');</text:p>
      <text:p text:style-name="Standard">xlabel('Space (Amplitude)');</text:p>
      <text:p text:style-name="Standard">ylabel('Time (Longitude)');</text:p>
      <text:p text:style-name="Standard"/>
      <text:p text:style-name="Standard">% Highlight the energy node behavior dynamically</text:p>
      <text:p text:style-name="Standard">figure;</text:p>
      <text:p text:style-name="Standard">for i = 1:10:Nt</text:p>
      <text:p text:style-name="Standard"><text:s text:c="4"/>plot(x, E_total(i, :), 'LineWidth', 1.5);</text:p>
      <text:p text:style-name="Standard"><text:s text:c="4"/>ylim([-1.5, 1.5]);</text:p>
      <text:p text:style-name="Standard"><text:s text:c="4"/>title(sprintf('Energy Profile at Time %.2f', t(i)));</text:p>
      <text:p text:style-name="Standard"><text:s text:c="4"/>xlabel('Space (Amplitude)');</text:p>
      <text:p text:style-name="Standard"><text:s text:c="4"/>ylabel('Energy Density');</text:p>
      <text:p text:style-name="Standard"><text:s text:c="4"/>pause(0.1);</text:p>
      <text:p text:style-name="Standard">end</text:p>
      <text:p text:style-name="Standard"/>
      <text:p text:style-name="Standard">import numpy as np</text:p>
      <text:p text:style-name="Standard">import matplotlib.pyplot as plt</text:p>
      <text:p text:style-name="Standard"/>
      <text:p text:style-name="Standard"># Parameters</text:p>
      <text:p text:style-name="Standard"><text:soft-page-break/>L = 10 <text:s text:c="9"/># Spatial domain length (space amplitude)</text:p>
      <text:p text:style-name="Standard">T = 10 <text:s text:c="9"/># Temporal domain length (time longitude)</text:p>
      <text:p text:style-name="Standard">Nx = 200 <text:s text:c="7"/># Number of spatial points</text:p>
      <text:p text:style-name="Standard">Nt = 200 <text:s text:c="7"/># Number of temporal points</text:p>
      <text:p text:style-name="Standard">k = 2 * np.pi / 5 <text:s/># Wave number (spatial frequency)</text:p>
      <text:p text:style-name="Standard">omega = 2 * np.pi / T <text:s/># Angular frequency (temporal oscillations)</text:p>
      <text:p text:style-name="Standard"/>
      <text:p text:style-name="Standard">x = np.linspace(0, L, Nx) <text:s/># Space grid</text:p>
      <text:p text:style-name="Standard">t = np.linspace(0, T, Nt) <text:s/># Time grid</text:p>
      <text:p text:style-name="Standard">X, T_grid = np.meshgrid(x, t) <text:s/># Create 2D grid for space and time</text:p>
      <text:p text:style-name="Standard"/>
      <text:p text:style-name="Standard"># Define the boomerang energy node as a localized oscillator</text:p>
      <text:p text:style-name="Standard">A = np.exp(-((X - L / 2) ** 2) / (2 * (L / 10) ** 2)) <text:s/># Amplitude envelope (localized)</text:p>
      <text:p text:style-name="Standard">E_boomerang = A * np.sin(k * X - omega * T_grid) <text:s/># Energy density of the boomerang</text:p>
      <text:p text:style-name="Standard"/>
      <text:p text:style-name="Standard"># Define the background FIELD oscillation</text:p>
      <text:p text:style-name="Standard">E_field = 0.5 * np.sin(k * X + omega * T_grid) <text:s/># Background oscillatory field</text:p>
      <text:p text:style-name="Standard"/>
      <text:p text:style-name="Standard"># Total FIELD energy</text:p>
      <text:p text:style-name="Standard">E_total = E_boomerang + E_field</text:p>
      <text:p text:style-name="Standard"/>
      <text:p text:style-name="Standard"># Plot the energy redistribution over space and time (surface plot)</text:p>
      <text:p text:style-name="Standard">plt.figure(figsize=(10, 6))</text:p>
      <text:p text:style-name="Standard">plt.imshow(E_total, extent=[0, L, 0, T], aspect='auto', origin='lower', cmap='jet')</text:p>
      <text:p text:style-name="Standard">plt.colorbar(label='Energy Density')</text:p>
      <text:p text:style-name="Standard">plt.title('Energy Density in THE FIELD with Boomerang Node')</text:p>
      <text:p text:style-name="Standard">plt.xlabel('Space (Amplitude)')</text:p>
      <text:p text:style-name="Standard">plt.ylabel('Time (Longitude)')</text:p>
      <text:p text:style-name="Standard">plt.show()</text:p>
      <text:p text:style-name="Standard"/>
      <text:p text:style-name="Standard"># Dynamic 2D plot of energy node behavior over time</text:p>
      <text:p text:style-name="Standard">for i in range(0, Nt, 10): <text:s/># Every 10th time step</text:p>
      <text:p text:style-name="Standard"><text:s text:c="4"/>plt.figure(figsize=(8, 4))</text:p>
      <text:p text:style-name="Standard"><text:s text:c="4"/>plt.plot(x, E_total[i, :], linewidth=1.5)</text:p>
      <text:p text:style-name="Standard"><text:s text:c="4"/>plt.ylim([-1.5, 1.5])</text:p>
      <text:p text:style-name="Standard"><text:s text:c="4"/>plt.title(f'Energy Profile at Time {t[i]:.2f}')</text:p>
      <text:p text:style-name="Standard"><text:s text:c="4"/>plt.xlabel('Space (Amplitude)')</text:p>
      <text:p text:style-name="Standard"><text:s text:c="4"/>plt.ylabel('Energy Density')</text:p>
      <text:p text:style-name="Standard"><text:s text:c="4"/>plt.grid()</text:p>
      <text:p text:style-name="Standard"><text:s text:c="4"/>plt.show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2T17:19:19.395191870</meta:creation-date>
    <dc:date>2025-01-12T17:47:28.425301392</dc:date>
    <meta:editing-duration>PT18M21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74" meta:word-count="480" meta:character-count="3017" meta:non-whitespace-character-count="2486"/>
  </office:meta>
</office:document-meta>
</file>